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8553e" officeooo:paragraph-rsid="00d8553e"/>
    </style:style>
    <style:style style:name="P79" style:family="paragraph" style:parent-style-name="Standard">
      <style:text-properties officeooo:rsid="00d99e6a" officeooo:paragraph-rsid="00d99e6a"/>
    </style:style>
    <style:style style:name="P80" style:family="paragraph" style:parent-style-name="Standard">
      <style:text-properties officeooo:rsid="00db1362" officeooo:paragraph-rsid="00db1362"/>
    </style:style>
    <style:style style:name="P81" style:family="paragraph" style:parent-style-name="Standard">
      <style:text-properties officeooo:rsid="00dd50d9" officeooo:paragraph-rsid="00dd50d9"/>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7">But how can it invert back when it is not hollow?</text:p>
      <text:p text:style-name="P77">Thus one of the bodies gets discarded and then the person goes to the other side and replicates his or her body and then grows back and then they reincarnate.</text:p>
      <text:p text:style-name="P78">This also means that the Old Testament bible has swapped meaning of soul and body as compared to Plato.</text:p>
      <text:p text:style-name="P79">Mention of “episcopus” in the bible doesn’t refer to a church rank. It was a icon prayer listening device.</text:p>
      <text:p text:style-name="P79">It was used by lowering the candle shade on a metal wire from the iron dome roof.</text:p>
      <text:p text:style-name="P79">Then, a piece of wire was attached to the middle of the candle shade to hang down.</text:p>
      <text:p text:style-name="P79">This would allow the metal cross on top of the dome to receive radiation and multiply it with a “broomstick” resonator – like a friction drive.</text:p>
      <text:p text:style-name="P79">The icons would be made coated wood covered by woolen sail cloth, which can also mutiply energy as it does when travelling against the wind (friction drive).</text:p>
      <text:p text:style-name="P79">The icons would be about 10 cm size (either horizontal or vertical) to resonate with the body’s frequency of 171.15 MHz under dielectric constant speed of light reduction.</text:p>
      <text:p text:style-name="P79">The wood is piezzo electric and would blow the sail as it vibrates and create electric field to charge the arms and body of the saint which was drawn like a person with arms down slightly stretched.</text:p>
      <text:p text:style-name="P79">The arms were drawn disproportionally downward on the body.</text:p>
      <text:p text:style-name="P79">This was done by giving the saints’ icon a huge bishop hat.</text:p>
      <text:p text:style-name="P79">Thus they could communicate with the local church by talking to their icon and would use it to confess their sins without visiting the church.</text:p>
      <text:p text:style-name="P80">Also they committed fraud by telling the priest about the actions of their friends and acquaintances and not visiting church, and then the priest would tell a “prophesy” about what the friend or acquaintance did.</text:p>
      <text:p text:style-name="P81">However the icon would slightly irradiate the user.</text:p>
      <text:p text:style-name="P81">That’s what the “central” icon in the Orthodox Liturgy is used for – it is 90 cm height and it is more powerful and the priest and choir can control it with their voices and irradiate the people in the church.</text:p>
      <text:p text:style-name="P81">That’s why the church members were very afraid and gave all of their possessions to the feet of the apostles of Christianity.</text:p>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4T11:05:28.903986043</dc:date>
    <meta:editing-duration>PT11H12M10S</meta:editing-duration>
    <meta:editing-cycles>153</meta:editing-cycles>
    <meta:generator>LibreOffice/7.3.7.2$Linux_X86_64 LibreOffice_project/30$Build-2</meta:generator>
    <meta:document-statistic meta:table-count="0" meta:image-count="0" meta:object-count="51" meta:page-count="9" meta:paragraph-count="248" meta:word-count="4060" meta:character-count="23314" meta:non-whitespace-character-count="19444"/>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